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difference between list, tuple? Is array in C is same as list in Python?</text:p>
      <text:p text:style-name="Standard"/>
      <text:p text:style-name="Standard"/>
      <text:p text:style-name="Standard">Lists and tuples in Python are both used to store collections of items, but they have some key differences:</text:p>
      <text:p text:style-name="Standard"/>
      <text:p text:style-name="Standard">Mutability:</text:p>
      <text:p text:style-name="Standard"/>
      <text:p text:style-name="Standard">List: Lists are mutable, which means you can change their contents (add, remove, or modify elements) after they are created.</text:p>
      <text:p text:style-name="Standard">Tuple: Tuples are immutable, which means once you create a tuple, you cannot change its contents. You can't add, remove, or modify elements in a tuple.</text:p>
      <text:p text:style-name="Standard">Syntax:</text:p>
      <text:p text:style-name="Standard"/>
      <text:p text:style-name="Standard">List: Lists are created using square brackets, e.g., [1, 2, 3].</text:p>
      <text:p text:style-name="Standard">Tuple: Tuples are created using parentheses, e.g., (1, 2, 3).</text:p>
      <text:p text:style-name="Standard">Use cases:</text:p>
      <text:p text:style-name="Standard"/>
      <text:p text:style-name="Standard">Lists are typically used when you have a collection of items that may need to be modified, like a list of tasks that can be added to or marked as completed.</text:p>
      <text:p text:style-name="Standard">Tuples are used when you have a collection of items that should not change, like coordinates (x, y) or a date (year, month, day).</text:p>
      <text:p text:style-name="Standard">As for arrays in C and lists in Python:</text:p>
      <text:p text:style-name="Standard"/>
      <text:p text:style-name="Standard">An array in C is a fixed-size collection of elements of the same data type. Arrays in C are mutable, meaning you can change the values of individual elements. The size of a C array is determined when it's declared and cannot be changed during runtime.</text:p>
      <text:p text:style-name="Standard"/>
      <text:p text:style-name="Standard">A list in Python is a dynamic and resizable collection of elements that can be of different data types. Lists in Python are implemented as dynamic arrays, so they can grow or shrink as needed. Lists are more flexible compared to C arrays because you can easily add or remove elements without specifying the size in adv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3:37:21.098139607</meta:creation-date>
    <dc:date>2023-09-14T23:37:55.340737652</dc:date>
    <meta:editing-duration>PT35S</meta:editing-duration>
    <meta:editing-cycles>1</meta:editing-cycles>
    <meta:document-statistic meta:table-count="0" meta:image-count="0" meta:object-count="0" meta:page-count="1" meta:paragraph-count="14" meta:word-count="273" meta:character-count="1512" meta:non-whitespace-character-count="1253"/>
    <meta:generator>LibreOffice/7.3.7.2$Linux_X86_64 LibreOffice_project/30$Build-2</meta:generator>
  </office:meta>
</office:document-meta>
</file>